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Cabinet Grotesk Variable" fo:font-size="18pt" officeooo:rsid="0001d783" officeooo:paragraph-rsid="0001d783" style:font-size-asian="18pt" style:font-size-complex="18pt"/>
    </style:style>
    <style:style style:name="P2" style:family="paragraph" style:parent-style-name="Subtitle">
      <style:paragraph-properties fo:text-align="center" style:justify-single-word="false"/>
      <style:text-properties style:font-name="Cabinet Grotesk Variable" fo:font-size="11pt" officeooo:rsid="0001d783" officeooo:paragraph-rsid="0001d783" style:font-size-asian="11pt" style:font-size-complex="11pt"/>
    </style:style>
    <style:style style:name="P3" style:family="paragraph" style:parent-style-name="Subtitle">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4" style:family="paragraph" style:parent-style-name="Heading_20_1">
      <style:paragraph-properties fo:text-align="justify" style:justify-single-word="false"/>
      <style:text-properties style:font-name="Cabinet Grotesk Variable" fo:font-size="14pt" officeooo:rsid="0009d49f" officeooo:paragraph-rsid="0009d49f" style:font-size-asian="14pt" style:font-size-complex="14pt"/>
    </style:style>
    <style:style style:name="P5" style:family="paragraph" style:parent-style-name="Text_20_body">
      <style:paragraph-properties fo:text-align="justify" style:justify-single-word="false"/>
      <style:text-properties style:font-name="Cabinet Grotesk Variable" officeooo:paragraph-rsid="0009d49f"/>
    </style:style>
    <style:style style:name="P6" style:family="paragraph" style:parent-style-name="Text_20_body">
      <style:paragraph-properties fo:text-align="justify" style:justify-single-word="false"/>
      <style:text-properties style:font-name="Cabinet Grotesk Variable" officeooo:rsid="001a7bdd"/>
    </style:style>
    <style:style style:name="P7" style:family="paragraph" style:parent-style-name="Text_20_body">
      <style:paragraph-properties fo:text-align="justify" style:justify-single-word="false"/>
      <style:text-properties style:font-name="Cabinet Grotesk Variable" fo:font-size="11pt" fo:font-weight="normal" officeooo:rsid="001a7bdd" style:font-size-asian="11pt" style:font-weight-asian="normal" style:font-size-complex="11pt" style:font-weight-complex="normal"/>
    </style:style>
    <style:style style:name="P8" style:family="paragraph" style:parent-style-name="Heading_20_3">
      <style:paragraph-properties fo:margin-top="0in" fo:margin-bottom="0.0972in" style:contextual-spacing="false" fo:line-height="115%" fo:text-align="justify" style:justify-single-word="false"/>
      <style:text-properties style:font-name="Cabinet Grotesk Variable" fo:font-size="12pt" fo:font-weight="bold" officeooo:rsid="001a7bdd"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style:font-name="Cabinet Grotesk Variable" fo:font-size="12pt" fo:font-weight="bold" officeooo:rsid="0031a61b" officeooo:paragraph-rsid="0031a61b"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Cabinet Grotesk Variable" fo:font-size="11pt" officeooo:rsid="0032f512" officeooo:paragraph-rsid="0032f512" style:font-size-asian="9.60000038146973pt" style:font-size-complex="11pt"/>
    </style:style>
    <style:style style:name="P11" style:family="paragraph" style:parent-style-name="Text_20_body">
      <style:paragraph-properties fo:text-align="justify" style:justify-single-word="false"/>
      <style:text-properties style:font-name="Cabinet Grotesk Variable" fo:font-size="11pt" fo:font-weight="normal" officeooo:rsid="0032f512" officeooo:paragraph-rsid="0032f512" style:font-size-asian="9.60000038146973pt" style:font-weight-asian="normal" style:font-size-complex="11pt" style:font-weight-complex="normal"/>
    </style:style>
    <style:style style:name="P12" style:family="paragraph" style:parent-style-name="Text_20_body">
      <style:paragraph-properties fo:text-align="justify" style:justify-single-word="false"/>
      <style:text-properties style:font-name="Cabinet Grotesk Variable" fo:font-size="11pt" fo:font-style="normal" fo:font-weight="normal" officeooo:rsid="0032f512" officeooo:paragraph-rsid="0032f512" style:font-size-asian="9.60000038146973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style:font-name="Cabinet Grotesk Variable" fo:font-size="12pt" fo:font-style="normal" fo:font-weight="bold" officeooo:rsid="0034aa3a" officeooo:paragraph-rsid="0034aa3a" style:font-size-asian="10.5pt" style:font-style-asian="normal" style:font-weight-asian="bold" style:font-size-complex="12pt" style:font-style-complex="normal" style:font-weight-complex="bold"/>
    </style:style>
    <style:style style:name="P14" style:family="paragraph" style:parent-style-name="Text_20_body">
      <style:paragraph-properties fo:text-align="justify" style:justify-single-word="false"/>
      <style:text-properties style:font-name="Cabinet Grotesk Variable" fo:font-size="11pt" fo:font-style="normal" fo:font-weight="normal" officeooo:rsid="003c2a5a" officeooo:paragraph-rsid="003c2a5a" style:font-size-asian="9.60000038146973pt" style:font-style-asian="normal" style:font-weight-asian="normal" style:font-size-complex="11pt" style:font-style-complex="normal" style:font-weight-complex="normal"/>
    </style:style>
    <style:style style:name="P15" style:family="paragraph" style:parent-style-name="Text_20_body">
      <style:paragraph-properties fo:text-align="justify" style:justify-single-word="false"/>
      <style:text-properties style:font-name="Cabinet Grotesk Variable" fo:font-size="11pt" fo:font-style="normal" fo:font-weight="normal" officeooo:rsid="0034aa3a" officeooo:paragraph-rsid="0034aa3a" style:font-size-asian="9.60000038146973pt" style:font-style-asian="normal" style:font-weight-asian="normal" style:font-size-complex="11pt" style:font-style-complex="normal" style:font-weight-complex="normal"/>
    </style:style>
    <style:style style:name="P16" style:family="paragraph" style:parent-style-name="Text_20_body">
      <style:paragraph-properties fo:text-align="justify" style:justify-single-word="false"/>
      <style:text-properties style:font-name="Cabinet Grotesk Variable" fo:font-size="12pt" fo:font-style="normal" fo:font-weight="bold" officeooo:rsid="003c96a6" officeooo:paragraph-rsid="003c96a6" style:font-size-asian="12pt" style:font-style-asian="normal" style:font-weight-asian="bold" style:font-size-complex="12pt" style:font-style-complex="normal" style:font-weight-complex="bold"/>
    </style:style>
    <style:style style:name="P17" style:family="paragraph" style:parent-style-name="Text_20_body">
      <style:paragraph-properties fo:text-align="justify" style:justify-single-word="false"/>
      <style:text-properties style:font-name="Cabinet Grotesk Variable" fo:font-size="11pt" officeooo:rsid="0037ad8a" officeooo:paragraph-rsid="0037ad8a" style:font-size-asian="11pt" style:font-size-complex="11pt"/>
    </style:style>
    <style:style style:name="P18" style:family="paragraph" style:parent-style-name="Text_20_body">
      <style:paragraph-properties fo:text-align="justify" style:justify-single-word="false"/>
      <style:text-properties style:font-name="Cabinet Grotesk Variable" fo:font-size="11pt" officeooo:rsid="0031a61b" officeooo:paragraph-rsid="0031a61b" style:font-size-asian="11pt" style:font-size-complex="11pt"/>
    </style:style>
    <style:style style:name="T1" style:family="text">
      <style:text-properties fo:font-size="11pt" style:font-size-asian="11pt" style:font-size-complex="11pt"/>
    </style:style>
    <style:style style:name="T2" style:family="text">
      <style:text-properties fo:font-size="11pt" fo:font-weight="normal" officeooo:rsid="001a7bdd" style:font-size-asian="11pt" style:font-weight-asian="normal" style:font-size-complex="11pt"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c552e" style:font-size-asian="11pt" style:font-weight-asian="normal" style:font-size-complex="11pt" style:font-weight-complex="normal"/>
    </style:style>
    <style:style style:name="T5" style:family="text">
      <style:text-properties officeooo:rsid="002c552e"/>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37ad8a" style:font-style-asian="normal" style:font-weight-asian="normal" style:font-style-complex="normal" style:font-weight-complex="normal"/>
    </style:style>
    <style:style style:name="T10" style:family="text">
      <style:text-properties fo:font-style="normal" fo:font-weight="normal" officeooo:rsid="00388fae"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7ad8a" style:font-style-asian="normal" style:font-style-complex="normal"/>
    </style:style>
    <style:style style:name="T14" style:family="text">
      <style:text-properties officeooo:rsid="0035903b"/>
    </style:style>
    <style:style style:name="T15" style:family="text">
      <style:text-properties officeooo:rsid="0038888f"/>
    </style:style>
    <style:style style:name="T16" style:family="text">
      <style:text-properties officeooo:rsid="0037ad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Ibrahim DOGAN, Juliette CORNU-BESSER, Quentin BERNARD-BOUISSIERES, Daniel DEFOING, Haluk YILMAZ</text:p>
      <text:h text:style-name="P4" text:outline-level="1">Générer une surface </text:h>
      <text:p text:style-name="P5"><text:span text:style-name="T1"><text:tab/></text:span><text:span text:style-name="T2">Pour générer une surface de taille </text:span><text:span text:style-name="Strong_20_Emphasis"><text:span text:style-name="T2">n × m</text:span></text:span><text:span text:style-name="T2">, on utilise très souvent le </text:span><text:span text:style-name="Strong_20_Emphasis"><text:span text:style-name="T2">bruit de Perlin</text:span></text:span><text:span text:style-name="T2">. Il s’agit d’une technique basée sur le </text:span><text:span text:style-name="Strong_20_Emphasis"><text:span text:style-name="T2">bruit de gradient</text:span></text:span><text:span text:style-name="T2">, conçue pour produire des variations douces et naturelles, comme des reliefs ou des textures.</text:span></text:p>
      <text:p text:style-name="P6"><text:span text:style-name="T3">Imaginons une surface plane sur laquelle sont répartis </text:span><text:span text:style-name="Strong_20_Emphasis"><text:span text:style-name="T3">n × m points</text:span></text:span><text:span text:style-name="T3">, régulièrement espacés. On commence par diviser la surface en </text:span><text:span text:style-name="Strong_20_Emphasis"><text:span text:style-name="T3">petites cases de même taille</text:span></text:span><text:span text:style-name="T3">, formant une grille régulière. Chaque point de la surface appartient à l’une de ces cases.</text:span></text:p>
      <text:p text:style-name="P6"><text:span text:style-name="T3">Aux </text:span><text:span text:style-name="Strong_20_Emphasis"><text:span text:style-name="T3">coins de chaque case</text:span></text:span><text:span text:style-name="T3"> (c’est-à-dire aux intersections de la grille), on associe un </text:span><text:span text:style-name="Strong_20_Emphasis"><text:span text:style-name="T3">vecteur de gradient</text:span></text:span><text:span text:style-name="T3">, choisi aléatoirement. Ce vecteur représente un </text:span><text:span text:style-name="Strong_20_Emphasis"><text:span text:style-name="T3">mouvement local</text:span></text:span><text:span text:style-name="T3">, une direction privilégiée à cet endroit de la surface.</text:span></text:p>
      <text:p text:style-name="P6"><text:span text:style-name="T3">Pour une case donnée, on s’intéresse à un point précis à l’intérieur de cette case (par exemple le point que l’on veut évaluer). Pour chacun des </text:span><text:span text:style-name="Strong_20_Emphasis"><text:span text:style-name="T3">quatre coins</text:span></text:span><text:span text:style-name="T3"> de la case, on calcule le </text:span><text:span text:style-name="Strong_20_Emphasis"><text:span text:style-name="T3">vecteur distance</text:span></text:span><text:span text:style-name="T3"> entre le coin et le point à l’intérieur de la case (noté dcoin​</text:span><text:span text:style-name="T4">). P</text:span><text:span text:style-name="T3">uis on calcule le </text:span><text:span text:style-name="Strong_20_Emphasis"><text:span text:style-name="T3">produit scalaire</text:span></text:span><text:span text:style-name="T3"> entre ce vecteur distance et le vecteur de gradient associé au coin. Le produit scalaire permet de mesurer à quel point le vecteur de gradient et la direction vers le point vont dans le </text:span><text:span text:style-name="Strong_20_Emphasis"><text:span text:style-name="T3">même sens</text:span></text:span><text:span text:style-name="T3">. À la fin de cette étape, chaque case possède </text:span><text:span text:style-name="Strong_20_Emphasis"><text:span text:style-name="T3">quatre valeurs</text:span></text:span><text:span text:style-name="T3">, une pour chacun de ses coins.</text:span></text:p>
      <text:p text:style-name="P6"><text:span text:style-name="T3">Notre objectif est maintenant d’obtenir </text:span><text:span text:style-name="Strong_20_Emphasis"><text:span text:style-name="T3">une seule valeur finale pour la case</text:span></text:span><text:span text:style-name="T3">.</text:span></text:p>
      <text:p text:style-name="P7">Pour cela, on commence par interpoler (faire une moyenne progressive) entre les deux valeurs des coins de gauche, puis on fait la même chose entre les deux valeurs des coins de droite. <text:span text:style-name="T5">E</text:span>nfin, on interpole entre ces deux résultats. Cette interpolation linéaire permet de passer progressivement d’une valeur à une autre, sans rupture brutale, ce qui donne un résultat fluide.</text:p>
      <text:p text:style-name="P6"><text:span text:style-name="T3">On répète exactement ce processus pour </text:span><text:span text:style-name="Strong_20_Emphasis"><text:span text:style-name="T3">toutes les cases de la grille</text:span></text:span><text:span text:style-name="T3">.<text:line-break/>On obtient alors une grille de valeurs continues, sans discontinuité visible. Ces valeurs sont simplement des nombres, mais on peut ensuite leur donner un sens <text:s/>: des </text:span><text:span text:style-name="Strong_20_Emphasis"><text:span text:style-name="T3">hauteurs</text:span></text:span><text:span text:style-name="T3"> pour générer un terrain, des </text:span><text:span text:style-name="Strong_20_Emphasis"><text:span text:style-name="T3">variations de couleur</text:span></text:span><text:span text:style-name="T3"> pour une texture ou toute autre information utile dans un monde numérique.</text:span></text:p>
      <text:h text:style-name="P8" text:outline-level="3">Et dans les dimensions supérieures ?</text:h>
      <text:p text:style-name="P7">Le principe reste exactement le même, seule la géométrie change.</text:p>
      <text:p text:style-name="P6"><text:span text:style-name="T3">En </text:span><text:span text:style-name="Strong_20_Emphasis"><text:span text:style-name="T3">3D</text:span></text:span><text:span text:style-name="T3">, par exemple, on ne travaille plus avec des cases mais avec des </text:span><text:span text:style-name="Strong_20_Emphasis"><text:span text:style-name="T3">cubes; </text:span></text:span><text:span text:style-name="Strong_20_Emphasis"><text:span text:style-name="T4">l</text:span></text:span><text:span text:style-name="T3">’espace est découpé en petits cubes de même taille. </text:span><text:span text:style-name="T4">C</text:span><text:span text:style-name="T3">haque cube possède </text:span><text:span text:style-name="Strong_20_Emphasis"><text:span text:style-name="T3">8 coins</text:span></text:span><text:span text:style-name="T3"> (au lieu de 4 en 2D) </text:span><text:span text:style-name="T4">et </text:span><text:span text:style-name="T3">un vecteur de gradient est associé à chacun de ces coins.</text:span></text:p>
      <text:p text:style-name="P6"><text:soft-page-break/><text:span text:style-name="T3">Les calculs de vecteurs distance et de produits scalaires sont alors effectués pour ces </text:span><text:span text:style-name="Strong_20_Emphasis"><text:span text:style-name="T3">8 coins</text:span></text:span><text:span text:style-name="T3">, puis interpolés progressivement dans les trois directions. Le résultat est un bruit de Perlin en 3D, souvent utilisé pour générer des volumes, des nuages ou des mondes procéduraux.</text:span></text:p>
      <text:p text:style-name="P9">Paramètre 1 : l’échelle </text:p>
      <text:p text:style-name="P10"><text:span text:style-name="T6">Nous pouvons voir le paramètre d’échelle (</text:span><text:span text:style-name="T7">scale</text:span><text:span text:style-name="T8">) comme un outil d’agrandissement. Plus il est petite, plus nous avons l’impression d’agrandir quelque part sur notre cube; l</text:span><text:span text:style-name="T9">a différence entre deux cases voisins sera plus petite. </text:span><text:span text:style-name="T10">Nous verrons moins de bosses et plus grandes avec une petite échelle. Alors que s’</text:span><text:span text:style-name="T8">il est grand et nous aurons l’impression opposée. </text:span></text:p>
      <text:p text:style-name="P9">Paramètre 2 : la rotation </text:p>
      <text:p text:style-name="P11">Supposons que pour <text:span text:style-name="T11">X <text:s/></text:span><text:span text:style-name="T12">cases, nous avons appliqué l’algorithme de Perlin pour un angle de rotation nul (= 0°). Ce qui veut dire que les vecteurs de gradient que nous avons tiré aléatoirement, sont pour une rotation nulle. </text:span><text:span text:style-name="T13">S</text:span><text:span text:style-name="T12">i nous changeons l’angle de rotation </text:span><text:span text:style-name="T13">alors tous </text:span><text:span text:style-name="T12">les vecteurs de gradient </text:span><text:span text:style-name="T13">gardent la même force mais nous les faisons tourner tous du même écart. </text:span><text:span text:style-name="T12">Donc imaginons deux vecteurs avec chacun un angle de rotation 50° et 80°. En appliquant un angle de rotation par exemple de 90°, alors le premier vecteur aura un angle de 140° et le deuxième de 170°. </text:span></text:p>
      <text:p text:style-name="P12">Dans le programme, cela se visualise comme si nous déplaçons le motif obtenu d’une certaine position. </text:p>
      <text:p text:style-name="P13">Paramètre 3 : périodicité</text:p>
      <text:p text:style-name="P14">Imaginons que nous avons au total X cases où nous appliquons individuellement l’algorithme de Perlin. Mais si nous avons beaucoup de bases, nous ne pouvons pas sortir infiniment des nombres aléatoires. Donc nous allons fixer x valeurs que nous allons répéter jusqu’à avoir appliqué l’algorithme de Perlin sur toutes les cases. </text:p>
      <text:p text:style-name="P15">Si nous avons une petite périodicité, nous allons voir un motif de répétition <text:span text:style-name="T14">trés marqué. </text:span>Et si nous avons une grande périodicité, nous <text:span text:style-name="T14">avons un motif trés varié. Donc il faut savoir trouver un juste milieu </text:span><text:span text:style-name="T15">sur </text:span><text:span text:style-name="T16">le rendu qu</text:span><text:span text:style-name="T15">e nous souhaitons </text:span><text:span text:style-name="T16">avoir</text:span><text:span text:style-name="T14">. </text:span></text:p>
      <text:p text:style-name="P16">Paramètre 4 : condition sur les points et les valeurs </text:p>
      <text:p text:style-name="P16"/>
      <text:p text:style-name="P16">Paramètre 5 : les octaves</text:p>
      <text:p text:style-name="P17"/>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2-24T15:58:44.931015771</dc:date>
    <meta:editing-duration>PT2H51M57S</meta:editing-duration>
    <meta:editing-cycles>27</meta:editing-cycles>
    <meta:document-statistic meta:table-count="0" meta:image-count="0" meta:object-count="0" meta:page-count="2" meta:paragraph-count="25" meta:word-count="720" meta:character-count="4668" meta:non-whitespace-character-count="3632"/>
  </office:meta>
</office:document-meta>
</file>